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c9fd" officeooo:paragraph-rsid="0004c9fd"/>
    </style:style>
    <style:style style:name="P2" style:family="paragraph" style:parent-style-name="Heading_20_3">
      <style:text-properties fo:color="#5983b0" loext:opacity="100%"/>
    </style:style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Preformatted_20_Text">
      <loext:graphic-properties draw:fill-gradient-name="gradient" draw:fill-hatch-name="hatch"/>
      <style:paragraph-properties fo:margin-top="0in" fo:margin-bottom="0.1965in" style:contextual-spacing="false" fo:padding="0.0201in" fo:border="0.06pt solid #ffa6a6" style:shadow="#ffd7d7 0.0693in 0.0693in"/>
    </style:style>
    <style:style style:name="P5" style:family="paragraph" style:parent-style-name="Preformatted_20_Text">
      <loext:graphic-properties draw:fill-gradient-name="gradient" draw:fill-hatch-name="hatch"/>
      <style:paragraph-properties fo:padding="0.0201in" fo:border="0.06pt solid #ffa6a6" style:shadow="#ffd7d7 0.0693in 0.0693in"/>
    </style:style>
    <style:style style:name="P6" style:family="paragraph" style:parent-style-name="Preformatted_20_Text">
      <loext:graphic-properties draw:fill-gradient-name="gradient" draw:fill-hatch-name="hatch"/>
      <style:paragraph-properties fo:padding="0.0201in" fo:border="0.06pt solid #ffa6a6" style:shadow="#ffd7d7 0.0693in 0.0693in"/>
      <style:text-properties officeooo:paragraph-rsid="0004c9fd"/>
    </style:style>
    <style:style style:name="P7" style:family="paragraph" style:parent-style-name="Standard">
      <loext:graphic-properties draw:fill-gradient-name="gradient" draw:fill-hatch-name="hatch"/>
      <style:paragraph-properties fo:padding="0.0201in" fo:border="0.06pt solid #ffa6a6" style:shadow="#ffd7d7 0.0693in 0.0693in"/>
      <style:text-properties officeooo:rsid="00068977" officeooo:paragraph-rsid="00068977"/>
    </style:style>
    <style:style style:name="P8" style:family="paragraph" style:parent-style-name="Standard">
      <style:text-properties officeooo:rsid="0004c9fd" officeooo:paragraph-rsid="0004c9fd"/>
    </style:style>
    <style:style style:name="P9" style:family="paragraph" style:parent-style-name="Standard">
      <style:text-properties officeooo:rsid="000b498d" officeooo:paragraph-rsid="000b498d"/>
    </style:style>
    <style:style style:name="P10" style:family="paragraph" style:parent-style-name="Standard">
      <style:text-properties fo:font-weight="bold" officeooo:rsid="0004c9fd" officeooo:paragraph-rsid="0004c9fd" style:font-weight-asian="bold" style:font-weight-complex="bold"/>
    </style:style>
    <style:style style:name="T1" style:family="text">
      <style:text-properties officeooo:rsid="000b498d"/>
    </style:style>
    <style:style style:name="T2" style:family="text">
      <style:text-properties officeooo:rsid="0004c9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<text:span text:style-name="T1">Day 27 - </text:span>Searching and Sorting Continued</text:h>
      <text:p text:style-name="P1"/>
      <text:p text:style-name="P10">Search:</text:p>
      <text:p text:style-name="P1"/>
      <text:p text:style-name="P6"><text:bookmark text:name="cb14-1"/><text:span text:style-name="Source_20_Text"><text:span text:style-name="T2">int search(string *A, int N, string x)</text:span></text:span><text:bookmark text:name="cb14-2"/><text:span text:style-name="Source_20_Text"><text:span text:style-name="T2"> </text:span></text:span><text:span text:style-name="Source_20_Text">{</text:span></text:p>
      <text:p text:style-name="P5"><text:bookmark text:name="cb14-3"/><text:span text:style-name="Source_20_Text"><text:s text:c="2"/>int i = 0;</text:span></text:p>
      <text:p text:style-name="P5"><text:bookmark text:name="cb14-4"/><text:span text:style-name="Source_20_Text"><text:s text:c="2"/>while(i &lt; N &amp;&amp; A[i] != x)</text:span></text:p>
      <text:p text:style-name="P5"><text:bookmark text:name="cb14-5"/><text:span text:style-name="Source_20_Text"><text:s text:c="4"/>i++;_</text:span></text:p>
      <text:p text:style-name="P5"><text:bookmark text:name="cb14-6"/><text:span text:style-name="Source_20_Text"><text:s text:c="2"/>return i;</text:span></text:p>
      <text:p text:style-name="P4"><text:bookmark text:name="cb14-7"/><text:span text:style-name="Source_20_Text">}</text:span></text:p>
      <text:p text:style-name="P3"/>
      <text:p text:style-name="P6"><text:bookmark text:name="cb15-1"/><text:span text:style-name="Source_20_Text"><text:span text:style-name="T2">int search(string *A, int N, string x)</text:span></text:span><text:bookmark text:name="cb15-2"/><text:span text:style-name="Source_20_Text"><text:span text:style-name="T2"> </text:span></text:span><text:span text:style-name="Source_20_Text">{</text:span></text:p>
      <text:p text:style-name="P5"><text:bookmark text:name="cb15-3"/><text:span text:style-name="Source_20_Text"><text:s text:c="2"/>int i = 0;</text:span></text:p>
      <text:p text:style-name="P5"><text:bookmark text:name="cb15-4"/><text:span text:style-name="Source_20_Text"><text:s text:c="2"/>while(i &lt; N &amp;&amp; !match(A[i],x))</text:span></text:p>
      <text:p text:style-name="P5"><text:bookmark text:name="cb15-5"/><text:span text:style-name="Source_20_Text"><text:s text:c="4"/>i++;</text:span></text:p>
      <text:p text:style-name="P5"><text:bookmark text:name="cb15-6"/><text:span text:style-name="Source_20_Text"><text:s text:c="2"/>return i;</text:span></text:p>
      <text:p text:style-name="P4"><text:bookmark text:name="cb15-7"/><text:span text:style-name="Source_20_Text">}</text:span></text:p>
      <text:p text:style-name="P1">NOTE: search is generic. For differing scenarios, it stays the same and the match function can be changed </text:p>
      <text:p text:style-name="P1"/>
      <text:p text:style-name="P9">Example of match being changed.</text:p>
      <text:p text:style-name="P7">bool match (int a, int b) {</text:p>
      <text:p text:style-name="P7"><text:s text:c="4"/>if (abs(a-b) &lt; .01) {</text:p>
      <text:p text:style-name="P7"><text:s text:c="8"/>return true;</text:p>
      <text:p text:style-name="P7"><text:s text:c="3"/>}</text:p>
      <text:p text:style-name="P7"><text:s text:c="4"/>return false;</text:p>
      <text:p text:style-name="P7">}</text:p>
      <text:p text:style-name="P1"/>
      <text:p text:style-name="P1">NOTE: selection sort is generic. For differing scenarios, <text:span text:style-name="T1">the </text:span>before function changes.</text:p>
      <text:p text:style-name="P1"/>
      <text:p text:style-name="P1"/>
      <text:p text:style-name="P1"/>
      <text:p text:style-name="P9">Problems: </text:p>
      <text:p text:style-name="P1"><text:span text:style-name="T1">1. </text:span>Write a program that reads in a list of 3D points <text:span text:style-name="Emphasis">(x,y,z)</text:span> and prints them out in increasing distance from the origin. The points should be represented as arrays of length 3.</text:p>
      <text:p text:style-name="P1"/>
      <text:p text:style-name="P1"/>
      <text:p text:style-name="P1"/>
      <text:p text:style-name="P1"><text:span text:style-name="T1">2. </text:span>Write a program that reads in a list of non-negative integers from the user and sorts them by their last digit. Numbers with the same last digit should appear smallest to largest. So, 678 32 67 102 7 18 would appear as 32 102 7 67 18 678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20:20:32.978240641</meta:creation-date>
    <dc:date>2022-11-07T07:20:50.458334590</dc:date>
    <meta:editing-duration>PT32M59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1" meta:paragraph-count="26" meta:word-count="188" meta:character-count="995" meta:non-whitespace-character-count="792"/>
  </office:meta>
</office:document-meta>
</file>